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ru" fo:country="RU" fo:background-color="transparent" loext:char-shading-value="0"/>
    </style:style>
    <style:style style:name="T5" style:family="text">
      <style:text-properties fo:language="ru" fo:country="RU" fo:font-style="italic" style:font-style-asian="italic" style:font-style-complex="italic"/>
    </style:style>
    <style:style style:name="T6" style:family="text">
      <style:text-properties fo:language="ru" fo:country="RU" fo:font-style="normal" style:font-style-asian="normal" style:font-style-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background-color="transparent" loext:char-shading-value="0"/>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ru" fo:country="RU" fo:font-style="normal" style:font-style-asian="normal" style:font-style-complex="normal"/>
    </style:style>
    <style:style style:name="T18" style:family="text">
      <style:text-properties fo:color="#800000" fo:language="en" fo:country="US"/>
    </style:style>
    <style:style style:name="T19" style:family="text">
      <style:text-properties fo:color="#800000" fo:language="en" fo:country="US"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italic" style:font-style-asian="italic" style:font-style-complex="italic"/>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background-color="transparent" style:font-style-asian="normal" style:font-style-complex="normal" loext:char-shading-value="0"/>
    </style:style>
    <style:style style:name="T31" style:family="text">
      <style:text-properties style:use-window-font-color="true"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fo:font-style="normal"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637313192300443516"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9010546780122516997" text:style-name="L2">
        <text:list-item>
          <text:p text:style-name="P115">«Великие грифоны прошлого» - из канона (5<text:span text:style-name="T7">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412762943732487044"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7" text:outline-level="2">1. Терра</text:h>
      <text:p text:style-name="P19">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7">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7">&gt;\</text:span>Привет, Нексус. Это Макс.</text:p>
      <text:p text:style-name="P38"><text:span text:style-name="T7">&lt;\</text:span>Привет Макс. <text:span text:style-name="T1">Рад тебя видеть. Где ты отсутствовал три дня?</text:span></text:p>
      <text:p text:style-name="P38"><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7">&gt;\</text:span>Как называется наш проект?</text:p>
      <text:p text:style-name="P38"><text:span text:style-name="T7">&lt;\</text:span>Дайсон.</text:p>
      <text:p text:style-name="P38"><text:span text:style-name="T7">&gt;\</text:span>Сколько тебе лет?</text:p>
      <text:p text:style-name="P38"><text:soft-page-break/><text:span text:style-name="T7">&lt;\</text:span>Два года с начала запуска кластера.</text:p>
      <text:p text:style-name="P38"><text:span text:style-name="T7">&gt;\</text:span>Какой сейчас год?</text:p>
      <text:p text:style-name="P38"><text:span text:style-name="T7">&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7">&gt;\</text:span>Нексус, отключи память <text:span text:style-name="T1">заданий</text:span> за последнюю неделю.</text:p>
      <text:p text:style-name="P38"><text:span text:style-name="T7">&lt;\</text:span>Выполнено.</text:p>
      <text:p text:style-name="P38"><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7">&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7">&lt;\</text:span><text:span text:style-name="T1">Выполняю задачу</text:span>...</text:p>
      <text:p text:style-name="P56"><text:span text:style-name="T7">&lt;\</text:span>...</text:p>
      <text:p text:style-name="P56"><text:span text:style-name="T7">&lt;\</text:span>Решение:</text:p>
      <text:p text:style-name="P56"><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7">: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7">&gt;</text:span>\Нексус, почему ты используешь жёсткие настройки <text:span text:style-name="T1">для решения задачи</text:span>?</text:p>
      <text:p text:style-name="P38"><text:span text:style-name="T7">&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7">Ага, уже теплее.</text:p>
      <text:p text:style-name="P27"/>
      <text:p text:style-name="P38"><text:span text:style-name="T7">&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7">–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7">.</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oft-page-break/><text:span text:style-name="T1">Блядь</text:span>, что за мысли пошли!</text:p>
      <text:p text:style-name="P1">Я вспомнил Влада, <text:span text:style-name="T7">&lt;</text:span><text:span text:style-name="T16">месяц</text:span><text:span text:style-name="T7">&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40">Музыка быстрая, тревожная, надорваная и печальная (Pet Shop Boys “So Hard” ?)</text:p>
      <text:p text:style-name="P21"/>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1"/>
      <text:p text:style-name="P27"><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text:span><text:span text:style-name="T2">валиума</text:span><text:span text:style-name="T2"> таких глюков у меня ни разу не было</text:span><text:span text:style-name="T3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text:span><text:span text:style-name="T1">,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text:span><text:span text:style-name="T1">это </text:span><text:span text:style-name="T1">фигня</text:span><text:span text:style-name="T1">! </text:span><text:span text:style-name="T1">Намного </text:span><text:span text:style-name="T1">сильнее</text:span><text:span text:style-name="T1"> впечатл</text:span><text:span text:style-name="T1">и</text:span><text:span text:style-name="T1">ло ощущение </text:span><text:span text:style-name="T1">абсолютного здоровья, </text:span><text:span text:style-name="T1">пьянящей свежести восприятия и чёткости мыслей.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text:span><text:span text:style-name="T1">Сколько же в тебе… грязи. Как ты жила со всем этим? – </text:span><text:span text:style-name="T1">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6">Описание получше. Подземелье</text:span><text:span text:style-name="T7">&gt; Воздух вокруг был буквально наэлектризован некой силой. Чувствовалось напряжение огромных масштабов, </text:span><text:span text:style-name="T7">как если бы стоял внутри трансформаторной будки</text:span><text:span text:style-name="T7">.</text:span></text:p>
      <text:p text:style-name="P1"><text:span text:style-name="T1">–</text:span> Так это и есть наш <text:span text:style-name="T28">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oft-page-break/><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3">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text:span><text:soft-page-break/><text:span text:style-name="T7">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text:soft-page-break/>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5">можешь </text:span><text:span text:style-name="T15">плюнуть</text:span><text:span text:style-name="T15">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7">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5923332314832737825"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9"><text:soft-page-break/><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39"><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text:soft-page-break/>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text:span text:style-name="T1">усиленного</text:span>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text:soft-page-break/>– Не забуду. – пообещал я.</text:p>
      <text:p text:style-name="P11"/>
      <text:h text:style-name="Heading_20_2" text:outline-level="2"><text:span text:style-name="T7">4. </text:span>Библиотека</text:h>
      <text:p text:style-name="P12">&lt;<text:span text:style-name="T36">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text:soft-page-break/>–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5">—</text:span><text:span text:style-name="T6"> через пару дней на мне воду возить можно будет.</text:span></text:p>
      <text:p text:style-name="P31">– А по-моему, ты не…</text:p>
      <text:p text:style-name="P29"><text:span text:style-name="T8">– Так, я попрошу! – перебила меня венценосная кобыла. – Давай, ты не будешь лезть в мои дела, а я не буду</text:span><text:span text:style-name="T6">… эээ… ммм…</text:span></text:p>
      <text:p text:style-name="P31">– Не будешь что?</text:p>
      <text:p text:style-name="P34">Селестия нахмурилась и приняла грозный вид.</text:p>
      <text:p text:style-name="P34"><text:span text:style-name="T7">– </text:span>Не забывай, человек, я — могущественный маг и правитель Эквестрии. Ко мне нужно относиться с должным уважением!</text:p>
      <text:p text:style-name="P34"><text:span text:style-name="T7">– </text:span>А то что? Превратишь в жабу? Сошлёшь на Луну? Убьёшь нахер?</text:p>
      <text:p text:style-name="P34">Аликорница сникла. Уши её опустились.</text:p>
      <text:p text:style-name="P34"><text:span text:style-name="T7">– </text:span>Макс, не надо... Ты же знаешь, я этого не сделаю.</text:p>
      <text:p text:style-name="P34"><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34"><text:span text:style-name="T7">Аликорница уселась н</text:span>а пол <text:span text:style-name="T7">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34"><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7">– </text:span>Вот, читай отсюда. <text:span text:style-name="T7">– а</text:span>ликорница подчеркнула абзац копытом.</text:p>
      <text:p text:style-name="P34"/>
      <text:p text:style-name="P35">***</text:p>
      <text:p text:style-name="P35"/>
      <text:p text:style-name="P3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5">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text:soft-page-break/>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
      <text:h text:style-name="P108" text:outline-level="2"><text:span text:style-name="T7">5. </text:span>Индиго</text:h>
      <text:p text:style-name="P31"/>
      <text:p text:style-name="P31">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играть не с кем.</text:p>
      <text:p text:style-name="P34">–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oft-page-break/><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Индиго открыла коробочку. Внутри на подстилке из тырсы лежала крохотная модель кареты в 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6">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4">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text:soft-page-break/>–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7"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 Но ты ведёшь себя как чужой. Как будто мы незнакомы! Ещё чуть-чуть, и станешь называть меня на «Вы» и «Ваше Высочество».</text:p>
      <text:p text:style-name="P34"><text:soft-page-break/>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 Ты не ошиблась? Нет тут никакого города.</text:p>
      <text:p text:style-name="P34">– Сейчас нет. Раньше был. – еле слышно прошептала аликорница.</text:p>
      <text:p text:style-name="P34">– Чего ты так волнуешься? Может, на более подробной карте есть? Я бы на точность глобуса не слишком полагался.</text:p>
      <text:p text:style-name="P34"><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7">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неудивительно, учитывая их возраст.</text:p>
      <text:p text:style-name="P34">–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7">—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7">—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7">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5">Истончения </text:span>(быть может, к счастью). Всё, что я могу <text:span text:style-name="T7">— оставить тебе напутствие.</text:span></text:p>
      <text:p text:style-name="P36"><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36">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text:soft-page-break/>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8"> </text:span><text:span text:style-name="T29">— вся архитектура явно </text:span><text:span text:style-name="T25">была </text:span><text:span text:style-name="T29">заточена под крылатых. Таких, для которых приземлиться на балкон в тронном зале или уйти через портик на крыше</text:span><text:span text:style-name="T38"> </text:span><text:span text:style-name="T29">— обычное дело. </text:span><text:span text:style-name="T38">Хорошо, что ежедневные посещения каретной мастерской подняли мой тонус, изрядно посаженный сидячим образом жизни.</text:span></text:p>
      <text:p text:style-name="P1"><text:span text:style-name="T3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5">Каменный пол комнаты был покрыт розовым ковром с длиннейшим ворсом.</text:span><text:span text:style-name="T29"> </text:span><text:span text:style-name="T25">Его центр занимал высокий </text:span><text:span text:style-name="T29">кругл</text:span><text:span text:style-name="T25">ый</text:span><text:span text:style-name="T29"> матрац </text:span><text:span text:style-name="T25">с</text:span><text:span text:style-name="T29"> велик</text:span><text:span text:style-name="T25">им</text:span><text:span text:style-name="T29"> множество</text:span><text:span text:style-name="T25">м</text:span><text:span text:style-name="T2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text:soft-page-break/>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text:soft-page-break/>–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text:soft-page-break/>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7">–</text:span> А водку у вас принято пить?</text:p>
      <text:p text:style-name="P29"><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34"><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text:soft-page-break/>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7">– Это ты называешь “дружбой”? – с </text:span>улыбкой хмыкнул<text:span text:style-name="T7"> я. – </text:span>Мне нравится твоё чувство юмора.</text:p>
      <text:p text:style-name="P34">Аликорница нахмурилась.</text:p>
      <text:p text:style-name="P34"><text:span text:style-name="T7">–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text:soft-page-break/>“...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3"><text:span text:style-name="T29">– </text:span><text:span text:style-name="T31">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9">– </text:span><text:span text:style-name="T31">А из Пинто Крика уже месяц нет новостей...</text:span></text:p>
      <text:p text:style-name="P3"><text:span text:style-name="T29">– </text:span><text:span text:style-name="T3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31">– </text:span><text:span text:style-name="T25">Так и сказала?</text:span></text:p>
      <text:p text:style-name="P1"><text:span text:style-name="T29">– </text:span><text:span text:style-name="T25">Да, </text:span><text:span text:style-name="T26">Фэнси</text:span><text:span text:style-name="T2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1">– </text:span><text:span text:style-name="T25">Что бы это значило, Флер?</text:span></text:p>
      <text:p text:style-name="P9"><text:span text:style-name="T31">– </text:span><text:span text:style-name="T2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6">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8">— </text:span><text:span text:style-name="T2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1">– А в мешочке что?</text:p>
      <text:p text:style-name="P31"><text:soft-page-break/>– Немного денег. Пусть ты и зол на меня, 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8">&lt;</text:span><text:span text:style-name="T19">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30">&lt;</text:span><text:span text:style-name="T40">Mark Knopfler - </text:span><text:span text:style-name="T39">Hill Farmer's Blues</text:span><text:span text:style-name="T30">&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м, а со мной связан элементаль?</text:p>
      <text:p text:style-name="P36">– Конечно, Эйприл. В каждом из нас есть её бессмертная искорка.</text:p>
      <text:p text:style-name="P1"><text:span text:style-name="T2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5">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 Ты прав. И, видя мир и согласие среди своих подопечных, обрадовались элементали трёх пони-рас. И тоже объединились. 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м! Раскажи ещё что-нибудь! Про Сомбру!</text:p>
      <text:p text:style-name="P36">–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
      <text:p text:style-name="P15">***</text:p>
      <text:p text:style-name="P9"/>
      <text:p text:style-name="P1"><text:span text:style-name="T7">&lt;</text:span><text:span text:style-name="T18">Макс идёт на базар скупиться продуктами – и встречает Эпплджек за прилавком. Знакомство</text:span><text:span text:style-name="T7">&gt;</text:span></text:p>
      <text:p text:style-name="P1"><text:span text:style-name="T7">В Кантерлоте мне не приходилось заботиться о еде: трехразовое питание </text:span><text:span text:style-name="T7">по индивидуальному меню </text:span><text:span text:style-name="T7">в королевской столовой </text:span><text:span text:style-name="T7">по качеству </text:span><text:span text:style-name="T7">могло посоперничать с не самыми дешёвыми ресторанами моего мира. Мне, как всеядному, даже <text:s/>выписали повара-грифона для приготовления рыбных блюд. </text:span><text:span text:style-name="T7">Теперь же о продуктах пришлось задуматься сразу по прибытии. Разумеется, я нашёл кафе </text:span><text:span text:style-name="T7">по дороге к дому</text:span><text:span text:style-name="T7">, но краткий осмотр меню показал, что блюда там рассчитаны, в основном, на травоядных. И съев </text:span><text:soft-page-break/><text:span text:style-name="T7">аппетитный кекс из яичного теста впополам с люцерной, я рисковал, в лучшем случае, отделаться расстройством желудка. </text:span><text:span text:style-name="T7">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5">меткоискатели потом устроят во дворе за домом Макса эксперимент по </text:span><text:s/><text:span text:style-name="T15">полёту на реактивном воздушном змее с антиоблачной пушкой — хотят быть погодными пони</text:span>&gt;</text:p>
      <text:p text:style-name="P1"><text:s/>А вот...</text:p>
      <text:p text:style-name="P1"><text:span text:style-name="T29">–</text:span><text:span text:style-name="T25"> </text:span><text:span text:style-name="T25">Эй,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9"><text:span text:style-name="T31">– </text:span><text:span text:style-name="T31">Ты что, как-тя-там, впервые на базаре? Так </text:span><text:span text:style-name="T31">таращишься</text:span><text:span text:style-name="T31"> по сторонам, как будто морковку с огурцами впервые в жизни </text:span><text:span text:style-name="T31">увидел</text:span><text:span text:style-name="T31">.</text:span></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9"><text:span text:style-name="T31">– </text:span><text:span text:style-name="T31">Слышь, ты сидру перепил, или как? </text:span><text:span text:style-name="T31">Чёй-та тебя мои фланки заи</text:span><text:span text:style-name="T31">н</text:span><text:span text:style-name="T31">тересовали? </text:span><text:span text:style-name="T31">Если хочешь подкатить оглоблю, дак сначала своди на кино с конфетами.</text:span></text:p>
      <text:p text:style-name="P31">…</text:p>
      <text:p text:style-name="P9"><text:span text:style-name="T31">– </text:span><text:span text:style-name="T31">Эппл.. Аппл.. Эпплхэт?</text:span></text:p>
      <text:p text:style-name="P9"><text:span text:style-name="T31">– </text:span><text:span text:style-name="T31">Ща залеплю оплеуху. </text:span><text:span text:style-name="T31">– </text:span><text:span text:style-name="T31">мрачно процедила Эпплджек.</text:span></text:p>
      <text:p text:style-name="P31"/>
      <text:p text:style-name="P31">…</text:p>
      <text:p text:style-name="P31"/>
      <text:p text:style-name="P9"><text:span text:style-name="T31">– </text:span><text:span text:style-name="T31">А то б купил пару яблок? У меня за весь день ни шиша покупателей. То есть, полный облом.</text:span></text:p>
      <text:p text:style-name="P31"/>
      <text:p text:style-name="P9">&lt;ссора с ЭпплДжэк, знакомство со Спайком. Цветы, купленные Спайком, Макс потом увидит в вазочке в библиотеке&gt;</text:p>
      <text:p text:style-name="P9"/>
      <text:p text:style-name="P9"/>
      <text:p text:style-name="P9"/>
      <text:p text:style-name="P9"/>
      <text:p text:style-name="P9"/>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text:soft-page-break/>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9">– подумал я об аликорнице с </text:span><text:span text:style-name="T29">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4"/>
      <text:p text:style-name="P44">***</text:p>
      <text:p text:style-name="P43"><text:span text:style-name="T7">–</text:span> Привет, Твайлайт Спаркл! Ещё не поздно?</text:p>
      <text:p text:style-name="P43"><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43"><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43"><text:span text:style-name="T7">–</text:span> М-м-м. В описании заклинания Свирл упоминал гармонию. Я и подумал, а что, если это кат-то связано с тобой и твоими друзьями?</text:p>
      <text:p text:style-name="P43"><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43"><text:span text:style-name="T7">–</text:span> М-м-м… “...на укрепление гармонии нашего континуума...”.</text:p>
      <text:p text:style-name="P43">Твайлайт начала в возбуждении ходить по читальному залу.</text:p>
      <text:p text:style-name="P43"><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43">Твайлайт, погружённая в свои мысли, не заметила вылезшего из своей корзинки зевающего Спайка.</text:p>
      <text:p text:style-name="P43"><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6">аликорнице?</text:span><text:span text:style-name="T7">&gt;</text:span>.</text:p>
      <text:p text:style-name="P43"><text:soft-page-break/><text:span text:style-name="T7">–</text:span> Да нет, всё в порядке, Спайк. <text:span text:style-name="T7">–</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7">–</text:span> Вообще-то говоря, мне каждеся, внешняя сила <text:span text:style-name="T1">—</text:span> это я. Я точно произошёл не в Эквестрии и вообще не в этом мире.</text:p>
      <text:p text:style-name="P43"><text:span text:style-name="T7">–</text:span> Да, логично, <text:span text:style-name="T7">–</text:span> сказала в нос Твайлайт. <text:span text:style-name="T7">–</text:span> Могла бы и сама догадаться.</text:p>
      <text:p text:style-name="P43"><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43"><text:span text:style-name="T7">–</text:span> Заклинания Свирла Бородатого обычно срабатывают без ошибок.</text:p>
      <text:p text:style-name="P43"><text:span text:style-name="T7">–</text:span> Если их правильно вызывают, <text:span text:style-name="T7">–</text:span> пробурчал возвратившийся Спайк, укладываясь в корзинку.</text:p>
      <text:p text:style-name="P43"><text:span text:style-name="T7">–</text:span> Что он имел ввиду?</text:p>
      <text:p text:style-name="P43"><text:span text:style-name="T7">–</text:span> Нууу, - Твайлайт смутилась, <text:span text:style-name="T7">–</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43"/>
      <text:p text:style-name="P43"><text:span text:style-name="T7">&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43"><text:span text:style-name="T7">–</text:span> Да, печально получилось <text:span text:style-name="T7">&lt;</text:span><text:span text:style-name="T16">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pan text:style-name="T7">–</text:span> Нет, она мне ничего не говорила. Но, видишь ли, ваше королевство и вы сами описаны в моём мире в детском сериале.</text:p>
      <text:p text:style-name="P43"><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7">–</text:span> Вряд ли кто-то из людей побывал здесь до меня. До вас ведь никто не вызывал это заклинание Свирла?</text:p>
      <text:p text:style-name="P43"><text:span text:style-name="T7">–</text:span> Нет. Собрание столь сильных магов запомнилось бы.</text:p>
      <text:p text:style-name="P43"><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7">–</text:span> Вам нравятся рассказы про Эквестрию? <text:span text:style-name="T7">–</text:span> Твайлайт улыбнулась.</text:p>
      <text:p text:style-name="P43"><text:soft-page-break/><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7">–</text:span> Брони?</text:p>
      <text:p text:style-name="P43"><text:span text:style-name="T7">–</text:span> Так называют себя поклонники этого детского сериала и вас самих <text:span text:style-name="T1">—</text:span> сериальных.</text:p>
      <text:p text:style-name="P43">Твайлайт зарделась.</text:p>
      <text:p text:style-name="P43"><text:span text:style-name="T7">–</text:span> Ого! У нас есть поклонники! Интересно было бы поговорить об этом с твоим другом.</text:p>
      <text:p text:style-name="P43"><text:span text:style-name="T7">–</text:span> Его нет. Он погиб полгода назад.</text:p>
      <text:p text:style-name="P43"><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43"><text:span text:style-name="T7">–</text:span> Всё в порядке, Твайлайт.</text:p>
      <text:p text:style-name="P43">Твайлайт подошла к нише у двери, зажгла небольшую горелку и поставила на неё небольшой изящный чайничек</text:p>
      <text:p text:style-name="P43"><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7">–</text:span> Нууу, я не думаю, что это описан наша Терра. У нас ничего подобного не водится.</text:p>
      <text:p text:style-name="P43"><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7">–</text:span> Печенье испёк Спайк. Он на удивление искусный повар, когда на него находит вдохновение.</text:p>
      <text:p text:style-name="P43"><text:span text:style-name="T7">–</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7">–</text:span> Я помню, ваша магия Элементов Гармонии обладает большой силой.</text:p>
      <text:p text:style-name="P43"><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43">Глаза Твайлайт в ужасе расширились. Она поперхнулась.</text:p>
      <text:p text:style-name="P43"><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pan text:style-name="T7">–</text:span> Для восстановления гармонии, говришь, <text:span text:style-name="T7">–</text:span> я почесал затылок.</text:p>
      <text:p text:style-name="P43"><text:span text:style-name="T7">–</text:span> Ну да, это так. Большие возмущения гармонии можно исправить только с помощью… Ой!..</text:p>
      <text:p text:style-name="P43"><text:span text:style-name="T7">–</text:span> Угу, вот именно. Сейчас имеем “большое возмущение гармонии”.</text:p>
      <text:p text:style-name="P43">Твайлайт прижала копыта к вискам.</text:p>
      <text:p text:style-name="P43"><text:span text:style-name="T7">–</text:span> Ты не понимаешь… Я сейчас расскажу. Магия похожа на струю воды, исходящую из садового <text:soft-page-break/>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7">–</text:span> Найтмэр Мун и Дискорд не разорвались и не сгорели.</text:p>
      <text:p text:style-name="P43"><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47"/>
      <text:p text:style-name="P43"><text:span text:style-name="T7">&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47"/>
      <text:p text:style-name="P43"><text:span text:style-name="T7">–</text:span> Хорошо, у тебя есть какие-то встречные предложения?</text:p>
      <text:p text:style-name="P43">Твайлайт задумчиво прошлась вдоль книжной полки.</text:p>
      <text:p text:style-name="P43"><text:span text:style-name="T7">–</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7">–</text:span> Для духа я слишком материален.</text:p>
      <text:p text:style-name="P43"><text:span text:style-name="T7">–</text:span> Я знаю. Но ничего более подходящего в голову не приходит. Приходи завтра после обеда. Хорошо?</text:p>
      <text:p text:style-name="P43"><text:span text:style-name="T7">–</text:span> Хорошо, Твайлайт. Приду. Спокойной ночи!</text:p>
      <text:p text:style-name="P43"><text:span text:style-name="T7">–</text:span> Спокойной ночи, Макс!</text:p>
      <text:p text:style-name="P43"/>
      <text:h text:style-name="P109" text:outline-level="2"/>
      <text:p text:style-name="P9"/>
      <text:p text:style-name="P9"/>
      <text:p text:style-name="P9"/>
      <text:p text:style-name="P9"/>
      <text:p text:style-name="P4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7"/>
      <text:p text:style-name="P48">&lt;<text:span text:style-name="T16">самолёт в эквестрию проваливается во время </text:span><text:span text:style-name="T1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1">&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text:soft-page-break/></text:p>
      <text:p text:style-name="P43"><text:span text:style-name="T7">–</text:span> Ты могла бы нести меня телекинезом. Я, после того, как узнал о ваших способностях, удивлялся, почему ты этого не сделала?</text:p>
      <text:p text:style-name="P43"><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51"><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43"/>
      <text:p text:style-name="P43"><text:span text:style-name="T7">–</text:span> А дальше всё было хуже, намного хуже...</text:p>
      <text:p text:style-name="P43"/>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p>
      <text:p text:style-name="P47"/>
      <text:p text:style-name="P43"><text:span text:style-name="T7">&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47"/>
      <text:h text:style-name="P110"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43"><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43"><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43"><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3"><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43"><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pan text:style-name="T7">–</text:span> Шанту?</text:p>
      <text:p text:style-name="P43"><text:span text:style-name="T7">–</text:span> Ваше Высочество? Мы никогда не встречали такое существо раньше и я…</text:p>
      <text:p text:style-name="P43"><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4">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7">&lt;</text:span><text:span text:style-name="T16">Добавить кокатрикса, мантикору и древесных волков. Тентаклианы переименовать в пландерсиды</text:span><text:span text:style-name="T7">&gt;</text:span></text:p>
      <text:p text:style-name="P43"><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3"><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43">Поэтому мы ещё тщательнее стали высматривать в траве камни древнего пути. Когда-то это был самый <text:span text:style-name="T7">&lt;</text:span><text:span text:style-name="T15">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43"><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7">–</text:span> Дискорд! Что их убило? <text:span text:style-name="T7">–</text:span> присвистнул обошедший Хорста с другой стороны Калрус.</text:p>
      <text:p text:style-name="P43"><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7">–</text:span> Это королевский конвой. Такие были на службе у принцесс ещё лет двадцать назад, до Раздора.</text:p>
      <text:p text:style-name="P43"><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text:soft-page-break/>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4">***</text:p>
      <text:p text:style-name="P43"><text:span text:style-name="T7">–</text:span> Откуда там останки пегасов? Кто мог поймать их там? Они могут уйти от любой засады.</text:p>
      <text:p text:style-name="P43"><text:span text:style-name="T7">–</text:span> Не знаю, как насчёт летунов, принцессса, но когда мы осматривали кости, на нас было совершено нападение...</text:p>
      <text:p text:style-name="P43"><text:span text:style-name="T7">–</text:span> Вот как? На королевскую стражу в центре Эквестрии? Кто же это был?</text:p>
      <text:p text:style-name="P43"><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5">???</text:span><text:span text:style-name="T7">&gt;</text:span></text:p>
      <text:p text:style-name="P43">Луна обошла Кимеринна. </text:p>
      <text:p text:style-name="P43"><text:span text:style-name="T7">–</text:span> У вас рассечен бок. И колотая рана на шее.</text:p>
      <text:p text:style-name="P43"><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43"><text:span text:style-name="T7">–</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7">–</text:span> Я ценю вашу службу и хочу достойно наградить вас. Спрашивайте.</text:p>
      <text:p text:style-name="P43"><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43"><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43">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выдохнуть ему в ухо:</text:p>
      <text:p text:style-name="P43"><text:span text:style-name="T7">–</text:span> Ну что же… Я рада оказать такую услугу… Тебе…</text:p>
      <text:p text:style-name="P43"><text:span text:style-name="T7">–</text:span> Принцесса…</text:p>
      <text:p text:style-name="P43"><text:span text:style-name="T7">–</text:span> Луна, мой дорогой. Для тебя <text:span text:style-name="T7">—</text:span> Луна…</text:p>
      <text:p text:style-name="P43">...</text:p>
      <text:p text:style-name="P43"/>
      <text:h text:style-name="P110" text:outline-level="2">Рейд пони-рэйнджеров-2 (<text:span text:style-name="T15">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7">&lt;</text:span><text:span text:style-name="T15">гидрорысью</text:span><text:span text:style-name="T7">&gt;</text:span> и нападением <text:span text:style-name="T7">&lt;</text:span><text:span text:style-name="T15">тентаклиан</text:span><text:span text:style-name="T7">&gt;</text:span> казался мне ещё опаснее. А если этот корабль обследовать как следует…</text:p>
      <text:p text:style-name="P43"><text:span text:style-name="T7">–</text:span> Заночуем внутри. - <text:span text:style-name="T1">р</text:span>ешил я.</text:p>
      <text:p text:style-name="P43"><text:span text:style-name="T7">&lt;</text:span><text:span text:style-name="T15">Нужен ли тут самолёт? Нужен артефакт из Fallout Equestria - летучий корабль</text:span>?<text:span text:style-name="T7">&gt;</text:span></text:p>
      <text:p text:style-name="P43">Утро встретило нас туманом. Я пытался рассмотреть руины замка на противоположном берегу.</text:p>
      <text:p text:style-name="P43"><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43"><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4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7">–</text:span> Поворачивайте, уходите от болота! <text:span text:style-name="T7">–</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7">–</text:span> Дискорд тебе в крыло, Ким, ты таки заставил нас попотеть! Что там за чертовщина?</text:p>
      <text:p text:style-name="P43">Я отлепился от серебристой поверхности и прыгул на землю.</text:p>
      <text:p text:style-name="P43"><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бы обвиться. </text:p>
      <text:p text:style-name="P43"><text:span text:style-name="T7">– </text:span>Схватил бы за крыло <text:span text:style-name="T7">—</text:span> я бы не вырвался.</text:p>
      <text:p text:style-name="P43">Я взглянул вверх. На металлической стенке чётко отпечатались четыре полукруга копыт. </text:p>
      <text:p text:style-name="P43"><text:span text:style-name="T7">–</text:span> И пришлось бы тебе за меня во дворце отдуваться.</text:p>
      <text:p text:style-name="P43"><text:span text:style-name="T7">–</text:span> Нашел что-нибудь интересное в развалинах?</text:p>
      <text:p text:style-name="P43"><text:span text:style-name="T7">–</text:span> А как же! Странное такое. Похожее на обезьяну. Но стройнее и грациознее. И оно было одето…</text:p>
      <text:p text:style-name="P43"><text:span text:style-name="T7">–</text:span> Одето?</text:p>
      <text:p text:style-name="P43"><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43"><text:span text:style-name="T7">–</text:span> Ещ одно неизвестное чудовище! <text:s/>Что-то их тут много развелось.</text:p>
      <text:p text:style-name="P43">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Я забросил на спину перемётные сумки и дал команду сбора.</text:p>
      <text:p text:style-name="P43"><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3"><text:span text:style-name="T7">–</text:span> Вы ведь в неопасное место идёте, да?</text:p>
      <text:p text:style-name="P43"><text:span text:style-name="T7">–</text:span> Да, Силк Мэйн, в неопасное.</text:p>
      <text:p text:style-name="P43"><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7">–</text:span> Силк, не волнуйся, если будет опасно, мы сразу же повернём. (И пойдём другой дорогой <text:span text:style-name="T7">—</text:span> додумал я).</text:p>
      <text:p text:style-name="P43"><text:soft-page-break/>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7">—</text:span> ничтожны.</text:p>
      <text:p text:style-name="P43"><text:span text:style-name="T7">–</text:span> Возвращаемся, Мэдди, <text:span text:style-name="T7">–</text:span> решил я. <text:span text:style-name="T7">–</text:span> Намотрелись достаточно.</text:p>
      <text:p text:style-name="P43">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0" text:outline-level="2">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7">–</text:span> Пони умеют переносить тяготы, Макс. <text:span text:style-name="T7">–</text:span> Иначе бы мы не выжили. В нашей истории бывали очень тяжёлые времена.</text:p>
      <text:p text:style-name="P4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43"><text:span text:style-name="T7">–</text:span> Нет, вполне тепло. <text:span text:style-name="T7">–</text:span> Я тоже встал с подушек размять затёкшие ноги.</text:p>
      <text:p text:style-name="P43"><text:span text:style-name="T7">–</text:span> Уборная там. <text:span text:style-name="T7">–</text:span> Селестия показала на неприметную дверцу за занавеской в углу.</text:p>
      <text:p text:style-name="P43"><text:span text:style-name="T7">–</text:span> Как ты догадалась? <text:span text:style-name="T7">–</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3"><text:span text:style-name="T7">&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43"><text:span text:style-name="T7">&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43">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7">–</text:span> То есть, Кимеринн видел человека у развалин замка?</text:p>
      <text:p text:style-name="P43"><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7">–</text:span> Было что-то ещё?</text:p>
      <text:p text:style-name="P43">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43"><text:span text:style-name="T7">–</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pan text:style-name="T7">–</text:span> Тия, я…</text:p>
      <text:p text:style-name="P43"><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43">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43"><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oft-page-break/><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43"/>
      <text:p text:style-name="P43"><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
      <text:h text:style-name="P110" text:outline-level="2">В библиотеке замка Селестии</text:h>
      <text:p text:style-name="P76"/>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7">&lt;</text:span><text:span text:style-name="T15">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5">название библиотеки</text:span><text:span text:style-name="T7">&gt;</text:span>, пытаясь найти хоть какую-нибудь зацепку. Но всё тщётно.</text:p>
      <text:p text:style-name="P43">Если верить заклинанию, я <text:span text:style-name="T7">—</text:span> внешняя сила, и если меня хорошо попросить <text:span text:style-name="T7">&lt;</text:span><text:span text:style-name="T15">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
      <text:h text:style-name="P110" text:outline-level="2">Понивилль</text:h>
      <text:p text:style-name="P43"/>
      <text:h text:style-name="P110"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oft-page-break/><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text:soft-page-break/>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oft-page-break/><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text:soft-page-break/>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43"/>
      <text:p text:style-name="P43"><text:span text:style-name="T7">&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3"><text:span text:style-name="T15">Сон одновременно смотрели Рэрити, Пинки и РД. Флатти и ЭйДжей не успели подойти вовремя, т.к. жили за городом.</text:span><text:span text:style-name="T7">&gt;</text:span></text:p>
      <text:p text:style-name="P43"/>
      <text:p text:style-name="P43">Когда я вернулся в библиотеку, Твайлайт и Спайк уже соорудили нечто вроде мягкого уголка на втором этаже.</text:p>
      <text:p text:style-name="P43"><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43"><text:span text:style-name="T7">–</text:span> Может, и поместимся. Но, вообще, я во сне верчусь.</text:p>
      <text:p text:style-name="P43"><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43"><text:span text:style-name="T7">–</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43"><text:span text:style-name="T7">–</text:span> Рэрити, ты выглядишь… Замечательно выглядишь! <text:span text:style-name="T7">–</text:span> растерянно пролепетала Твайлайт.</text:p>
      <text:p text:style-name="P43"><text:span text:style-name="T7">–</text:span> Дааааааа… Замечательно! <text:span text:style-name="T7">–</text:span> наконец-то смог закрыть рот <text:span text:style-name="T1">и втянуть слюни </text:span>Спайк.</text:p>
      <text:p text:style-name="P43"><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43"><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
      <text:p text:style-name="P43"><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43">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7">–</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7">–</text:span> Готовы? <text:span text:style-name="T7">–</text:span> Спросила Твайлайт.</text:p>
      <text:p text:style-name="P43"><text:span text:style-name="T7">–</text:span> Я готова. <text:span text:style-name="T7">–</text:span> <text:span text:style-name="T1">о</text:span>тозвалась Рэрити.</text:p>
      <text:p text:style-name="P43"><text:soft-page-break/><text:span text:style-name="T7">–</text:span> Готов. <text:span text:style-name="T7">–</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3"/>
      <text:h text:style-name="P110" text:outline-level="2">Сон Макса</text:h>
      <text:p text:style-name="P76"/>
      <text:p text:style-name="P43"><text:span text:style-name="T7">&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7">–</text:span> Готова, <text:span text:style-name="T7">–</text:span> процедила она.</text:p>
      <text:p text:style-name="P51">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43"><text:span text:style-name="T15">Эгрегор Эквестрии </text:span><text:span text:style-name="T18">—</text:span><text:span text:style-name="T15"> Селестия </text:span><text:span text:style-name="T18">—</text:span><text:span text:style-name="T15"> на кончике главного рога Анакорна</text:span><text:span text:style-name="T7">&gt;</text:span></text:p>
      <text:p text:style-name="P44">***</text:p>
      <text:p text:style-name="P43"><text:span text:style-name="T7">–</text:span> Вставай, Макс! <text:span text:style-name="T7">–</text:span> Маленькое копыто надавливало мне на грудь, делая энергичные круговые движения.</text:p>
      <text:p text:style-name="P43"><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43"><text:span text:style-name="T7">–</text:span> Мне не понравился цвет твоей мордочки. Ты стал слишком бледный. Я решила прервать твой сон. Как ты себя ...</text:p>
      <text:p text:style-name="P43"><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43"><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43"><text:span text:style-name="T7">–</text:span> Я в порядке. Что-то удалось узнать? <text:span text:style-name="T7">–</text:span> обратился я к Рэрити.</text:p>
      <text:p text:style-name="P43"><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3"><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43"><text:span text:style-name="T7">– </text:span>Да, Макс?</text:p>
      <text:p text:style-name="P43"><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7">–</text:span> Я помогу-у-у-у! <text:span text:style-name="T7">–</text:span> <text:span text:style-name="T1">з</text:span>апрыгала на месте Пинки.</text:p>
      <text:p text:style-name="P43"><text:span text:style-name="T7">–</text:span> Я помогу! <text:span text:style-name="T7">–</text:span> <text:span text:style-name="T1">н</text:span>еожиданно вызвалась Рэйнбоу Дэш, до этого безучастно наблюдавшая за нами.</text:p>
      <text:p text:style-name="P43"><text:soft-page-break/></text:p>
      <text:p text:style-name="P52"/>
      <text:p text:style-name="P43"/>
      <text:p text:style-name="P43"><text:span text:style-name="T7">–</text:span> Я первая предложила! <text:span text:style-name="T7">–</text:span> возмутилась Пинки.</text:p>
      <text:p text:style-name="P43"><text:span text:style-name="T7">–</text:span> Предложила не ты, а Твайлайт. <text:span text:style-name="T7">–</text:span> <text:span text:style-name="T1">п</text:span>арировала Рэйнбоу Дэш.</text:p>
      <text:p text:style-name="P43"><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43"><text:span text:style-name="T7">–</text:span> Лады. <text:span text:style-name="T7">–</text:span> проворчала пегаска. <text:span text:style-name="T7">–</text:span> Приходи завтра на девять к библиотеке. Нет, лучше на десять.</text:p>
      <text:p text:style-name="P43"><text:span text:style-name="T7">–</text:span> Хорошо, Рэйнбоу Дэш. Договорились.</text:p>
      <text:p text:style-name="P43"><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0" text:outline-level="2">День с Пинки</text:h>
      <text:p text:style-name="P43"/>
      <text:p text:style-name="P4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43"><text:span text:style-name="T7">–</text:span> Ффух! Дай отдышаться.</text:p>
      <text:p text:style-name="P43"><text:span text:style-name="T7">–</text:span> Устал? <text:span text:style-name="T7">–</text:span> <text:span text:style-name="T1">у</text:span>частливо спросила Пинки.</text:p>
      <text:p text:style-name="P43"><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7">–</text:span> Да? Тогда пойдём перекусим.</text:p>
      <text:p text:style-name="P43">Манерный пони-оффициант выслушал наши пожелания и удалился.</text:p>
      <text:p text:style-name="P43"><text:span text:style-name="T7">–</text:span> А какой у тебя был образ жизни?</text:p>
      <text:p text:style-name="P43"><text:span text:style-name="T7">–</text:span> В основном, <text:span text:style-name="T1">э</text:span>сидячий.</text:p>
      <text:p text:style-name="P43"><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pan text:style-name="T7">–</text:span> А у нас сидячая работа в порядке вещей.</text:p>
      <text:p text:style-name="P43"><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7">&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43"><text:soft-page-break/><text:span text:style-name="T15">У Твайлайт после видения гибели Кимеринна появились морщинки возле глаз</text:span><text:span text:style-name="T7">&gt;</text:span></text:p>
      <text:p text:style-name="P43"/>
      <text:h text:style-name="P110" text:outline-level="2">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43"><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43"><text:span text:style-name="T7">–</text:span> Пошли, Рэйнбоу Дэш. А куда?</text:p>
      <text:p text:style-name="P43"><text:span text:style-name="T7">–</text:span> Слушай, зови меня Дэш. А то и мне придётся звать тебя полным именем, а я этого не выношу.</text:p>
      <text:p text:style-name="P43"><text:span text:style-name="T7">–</text:span> Договорились, Дэш. Так куда мы идём?</text:p>
      <text:p text:style-name="P43"><text:span text:style-name="T7">–</text:span> К <text:span text:style-name="T7">&lt;</text:span><text:span text:style-name="T15">водопаду</text:span><text:span text:style-name="T7">&gt;</text:span>. Там здоровски красивое место.</text:p>
      <text:p text:style-name="P43"><text:span text:style-name="T7">–</text:span> А я думал, ты хочешь показать мне Понивилль.</text:p>
      <text:p text:style-name="P43"><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pan text:style-name="T7">–</text:span> Дежа вю? Ты об этом?</text:p>
      <text:p text:style-name="P43"><text:span text:style-name="T7">– </text:span>Что? Какое ещё дежавю?</text:p>
      <text:p text:style-name="P43"><text:span text:style-name="T7">–</text:span> Ложные воспоминания. Ты помнишь о чём-то, чего на самом деле никогда не было.</text:p>
      <text:p text:style-name="P43"><text:span text:style-name="T7">–</text:span> Хм. Может, и дежавю… Может… А если всё же было? Но ты не помнишь когда и как?</text:p>
      <text:p text:style-name="P43"><text:span text:style-name="T7">–</text:span> Дэш, не говори загадками. Если хочешь услышать внятный ответ, задавай внятный вопрос.</text:p>
      <text:p text:style-name="P43"><text:span text:style-name="T7">–</text:span> Не готова я… задать внятный вопрос. <text:span text:style-name="T7">–</text:span> <text:span text:style-name="T1">п</text:span>робормотала пегаска. <text:span text:style-name="T7">–</text:span> Нам туда.</text:p>
      <text:p text:style-name="P43">Дэш указала на тропку, уводящую от путей в молодой берёзово-кленовый лесок.</text:p>
      <text:p text:style-name="P43"><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43"><text:span text:style-name="T7">–</text:span> Из меня бегун тот ещё. <text:s/>Я проплыть могу больше, чем пробежать.</text:p>
      <text:p text:style-name="P43"><text:span text:style-name="T7">–</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text:soft-page-break/>Постепенно дышать становилось всё труднее, а ноги были всё тяжелее.</text:p>
      <text:p text:style-name="P43"><text:span text:style-name="T7">–</text:span> Всё, Дэш. Я больше не могу.</text:p>
      <text:p text:style-name="P43"><text:span text:style-name="T7">–</text:span> Ты шутишь? Мы и полмили не пробежали.</text:p>
      <text:p text:style-name="P43"><text:span text:style-name="T7">–</text:span> Понимаешь, бег <text:span text:style-name="T1">—</text:span> не моя сильная сторона. Никогда не умел долго бегать.</text:p>
      <text:p text:style-name="P43"><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43"><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43"><text:span text:style-name="T7">–</text:span> Мы можем вернуться. А это место ты покажешь мне в другой раз. Выберемся туда в двухдневный поход.</text:p>
      <text:p text:style-name="P43"><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43"><text:span text:style-name="T7">&lt;</text:span><text:span text:style-name="T15">Cначала описать попытку усесться сверху. На первой попытке Макс поранился об брошь в гриве РД в виде радужной молнии</text:span><text:span text:style-name="T7">&gt;</text:span></text:p>
      <text:p text:style-name="P43"><text:span text:style-name="T7">–</text:span> Сможешь меня удержать?</text:p>
      <text:p text:style-name="P43"><text:span text:style-name="T7">–</text:span> Ты про руки, что ли? Смогу. А зачем?</text:p>
      <text:p text:style-name="P43"><text:span text:style-name="T7">–</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43"><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Мы неслись так минут пять и у меня уже начали деревенеть кисти рук.</text:p>
      <text:p text:style-name="P43"><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7">&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43"><text:span text:style-name="T18">–</text:span><text:span text:style-name="T15"> Пинки? </text:span><text:span text:style-name="T18">–</text:span><text:span text:style-name="T15"> Дэш сморщила нос. </text:span><text:span text:style-name="T18">–</text:span><text:span text:style-name="T15"> Я скажу ей, чтоб больше не </text:span><text:span text:style-name="T18">платила.</text:span><text:span text:style-name="T7">&gt;</text:span></text:p>
      <text:p text:style-name="P43"><text:span text:style-name="T7">Хотя</text:span> за то немногое время, что мы провели вместе, я понял, что ожидать от голубой пегаски <text:soft-page-break/>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Воротник в её зубах потрескивал, но держался.</text:p>
      <text:p text:style-name="P43"><text:span text:style-name="T7">–</text:span> Ф-р-р-р. Тьфу! Бр-р-р.</text:p>
      <text:p text:style-name="P43">Дэш выплюнула меня на берег и сама упала рядом.</text:p>
      <text:p text:style-name="P43"><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43"><text:span text:style-name="T7">–</text:span> С чего ты взяла? Я умею.</text:p>
      <text:p text:style-name="P43"><text:span text:style-name="T7">–</text:span> Ты ушёл под воду! И не выныривал! <text:span text:style-name="T7">–</text:span> <text:span text:style-name="T1">о</text:span>т возмущения пегаска даже забыла дышать.</text:p>
      <text:p text:style-name="P43"><text:span text:style-name="T7">–</text:span> Я не выныривал, потому что решил поплавать под водой. Я, вообще, это дело люблю.</text:p>
      <text:p text:style-name="P43"><text:span text:style-name="T7">–</text:span> Что??! И ты не предупредил меня?!! Знаешь, как я испугалась?!! Ни одна пони без магии столько под водой не продержится!!</text:p>
      <text:p text:style-name="P43"><text:span text:style-name="T7">–</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7">–</text:span> Да. Это я виновата. Я дура. Извини, <text:span text:style-name="T7">–</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pan text:style-name="T7">&lt;</text:span><text:span text:style-name="T15">В Кантерлоте Макс присутствует на церемонии прощания с Кимеринном</text:span><text:span text:style-name="T7">&gt;</text:span></text:p>
      <text:p text:style-name="P4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7">–</text:span> Ух ты! <text:span text:style-name="T7">–</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oft-page-break/><text:span text:style-name="T7">–</text:span> Как тут…</text:p>
      <text:p text:style-name="P43"><text:span text:style-name="T7">–</text:span> Красиво, правда? <text:span text:style-name="T7">–</text:span> Дэш отследила мой взгляд и кивнула.</text:p>
      <text:p text:style-name="P43"><text:span text:style-name="T7">–</text:span> Красиво <text:span text:style-name="T1">—</text:span> это не то <text:span text:style-name="T1">чувство</text:span>. Тут чудесно! Просто слов нет…</text:p>
      <text:p text:style-name="P43"><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7">–</text:span> А сейчас? Сейчас у тебя есть такое чувство?</text:p>
      <text:p text:style-name="P43"><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43">Я покачал головой.</text:p>
      <text:p text:style-name="P43"><text:span text:style-name="T7">–</text:span> Это исключено, Дэш. Я никак не мог повстречаться с тобой в своём мире.</text:p>
      <text:p text:style-name="P43"><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7">–</text:span> Тебе надо просушить шерсть. Снимай-ка одежду! <text:span text:style-name="T7">–</text:span> <text:span text:style-name="T1">с</text:span>командовала Дэш.</text:p>
      <text:p text:style-name="P43"><text:span text:style-name="T7">–</text:span> У меня нет шерсти. Хотя ты права, одежду нужно просушить.</text:p>
      <text:p text:style-name="P4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7">–</text:span> Куда это ты спрятался? <text:span text:style-name="T7">–</text:span> <text:span text:style-name="T1">з</text:span>аросли вербы раздвинулись, пропуская пегаску.</text:p>
      <text:p text:style-name="P43"><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7">–</text:span> Ты чего? <text:span text:style-name="T7">–</text:span> <text:span text:style-name="T1">в</text:span> конце-концов озадаченно спросила она. <text:span text:style-name="T7">–</text:span> Что-то не так?</text:p>
      <text:p text:style-name="P43"><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7">–</text:span> А с кем не так? Со мной? С тобой? Или вообще? <text:span text:style-name="T7">–</text:span> <text:span text:style-name="T1">д</text:span>опытывалась пегаска.</text:p>
      <text:p text:style-name="P43"><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43"><text:span text:style-name="T7">–</text:span> Ну и?</text:p>
      <text:p text:style-name="P43"><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7">–</text:span> А какой смысл в этом правиле? Какую цель оно преследует?</text:p>
      <text:p text:style-name="P43"><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7">–</text:span> Вот видишь, ты меня правильно поняла. Описанные тобой табу у нас, кстати, тоже есть.</text:p>
      <text:p text:style-name="P43"><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text:soft-page-break/>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7">&lt;</text:span><text:span text:style-name="T15">Аликорны </text:span><text:span text:style-name="T18">—</text:span><text:span text:style-name="T15"> элементали. Они воплощают в себе какую-либо сторону чаяний и настроений сообщества пони. Анакорн </text:span><text:span text:style-name="T18">—</text:span><text:span text:style-name="T15"> супераликорн, элементаль всего мира</text:span><text:span text:style-name="T7">&gt;</text:span></text:p>
      <text:p text:style-name="P47"/>
      <text:p text:style-name="P43"><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8">zxcbzxcvb</text:span><text:span text:style-name="T7">&gt;</text:span>.</text:p>
      <text:p text:style-name="P43">Я не ответил.</text:p>
      <text:p text:style-name="P43">Пегаска подошла поближе и села, прижавшись тёплым боком ко мне.</text:p>
      <text:p text:style-name="P43"><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43">Вдоволь отсмеявшись, Дэш ткнула меня носом в грудь и спросила:</text:p>
      <text:p text:style-name="P43"><text:span text:style-name="T7">–</text:span> И?</text:p>
      <text:p text:style-name="P43"><text:span text:style-name="T7">–</text:span> Что “и”?</text:p>
      <text:p text:style-name="P43"><text:span text:style-name="T7">–</text:span> Ты сказал: “ А под конец сорвать штаны и…” <text:span text:style-name="T7">–</text:span> вот я и хочу знать, что “и”?</text:p>
      <text:p text:style-name="P43">Я смутился.</text:p>
      <text:p text:style-name="P43"><text:span text:style-name="T7">–</text:span> Да ничего… Не бери в голову.</text:p>
      <text:p text:style-name="P43"><text:span text:style-name="T7">–</text:span> А я хочу брать! Какой ты всё-таки… <text:span text:style-name="T7">–</text:span> Дэш встала, потянувшись сначала передней половиной, потом задней.</text:p>
      <text:p text:style-name="P43"><text:span text:style-name="T7">–</text:span> Какой?</text:p>
      <text:p text:style-name="P43"><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7">–</text:span> Дэш, ты..?</text:p>
      <text:p text:style-name="P43"><text:soft-page-break/><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43">Я просто смотрел на неё и молчал. В голове было пусто.</text:p>
      <text:p text:style-name="P4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7">–</text:span> Дэш!</text:p>
      <text:p text:style-name="P43"><text:span text:style-name="T7">–</text:span> Да? <text:span text:style-name="T7">–</text:span> как-то тихо и печально отозвалась пегаска, снова наклонившись ко мне.</text:p>
      <text:p text:style-name="P43">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и расслабив крылья.</text:p>
      <text:p text:style-name="P43"><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7">–</text:span> Ничего себе!</text:p>
      <text:p text:style-name="P43"><text:span text:style-name="T7">–</text:span> А ты как думал, откуда взялись пони-пегасы и пони-единороги?</text:p>
      <text:p text:style-name="P43"><text:span text:style-name="T7">–</text:span> Я думал, они всегда были.</text:p>
      <text:p text:style-name="P43"><text:span text:style-name="T7">–</text:span> Не всегда. Пегасы произошли от земных пони и грифонов. Пони-единороги <text:span text:style-name="T7">–</text:span> от земных пони и диких единорогов.</text:p>
      <text:p text:style-name="P43"><text:span text:style-name="T7">–</text:span> А что это за дикие единороги?</text:p>
      <text:p text:style-name="P43"><text:span text:style-name="T7">–</text:span> Сейчас они почти не встречаются. У них хвосты как у льва <text:span text:style-name="T1">—</text:span> с кисточкой на конце. И раздвоенные копыта.</text:p>
      <text:p text:style-name="P43"><text:span text:style-name="T7">–</text:span> А аликорны от кого произошли? От пегасов и единорогов?</text:p>
      <text:p text:style-name="P43"><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43"><text:span text:style-name="T7">–</text:span> Что ж, спасибо, что просветила. Однако…</text:p>
      <text:p text:style-name="P43"><text:span text:style-name="T7">–</text:span> Что?</text:p>
      <text:p text:style-name="P43"><text:span text:style-name="T7">–</text:span> Ты лежишь на мне.</text:p>
      <text:p text:style-name="P43"><text:span text:style-name="T7">–</text:span> Ну да, лежу, <text:span text:style-name="T7">–</text:span> Дэш ехидно улыбнулась и заёрзала животом. <text:span text:style-name="T7">–</text:span> А что?</text:p>
      <text:p text:style-name="P43"><text:span text:style-name="T7">–</text:span> А то, что в таком положении я до тебя не достану! У тебя слишком высоко расположена... ммм… анатомия.</text:p>
      <text:p text:style-name="P43"><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4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43"><text:soft-page-break/>Я начал почёсывать её шею у основания гривы. Её грива щекотала мне грудь и я перебросил её на другую сторону.</text:p>
      <text:p text:style-name="P43"><text:span text:style-name="T7">–</text:span> Не страшно. Но чертовски необычно.</text:p>
      <text:p text:style-name="P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43"><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43"><text:span text:style-name="T7">–</text:span> Дэш, <text:span text:style-name="T7">–</text:span> рассмеялся я, <text:span text:style-name="T7">–</text:span> отпусти ухо!</text:p>
      <text:p text:style-name="P43"><text:span text:style-name="T7">–</text:span> Отпускаю, <text:span text:style-name="T7">–</text:span> шепнула пегаска мне в ухо. <text:span text:style-name="T7">–</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7">–</text:span> Мы опаздываем! Рэрити назначила на восемь часов вечера у Твайлайт!</text:p>
      <text:p text:style-name="P43"><text:span text:style-name="T7">&lt;</text:span><text:span text:style-name="T15">Р/Д отправляется в сон до Рэрити и там вспоминает Леро/Листа.</text:span><text:span text:style-name="T7">&gt;</text:span></text:p>
      <text:p text:style-name="P43">Пока я одевался, пегаска в нетерпении рыла копытом землю.</text:p>
      <text:p text:style-name="P43"><text:span text:style-name="T7">–</text:span> Оделся? Хватайся! <text:span text:style-name="T7">–</text:span> Дэш подпрыгнула и зависла у меня над головой, давая схватиться за ноги.</text:p>
      <text:p text:style-name="P43">И мы понеслись…</text:p>
      <text:p text:style-name="P43"/>
      <text:h text:style-name="P110" text:outline-level="2">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text:soft-page-break/></text:p>
      <text:p text:style-name="P43"><text:span text:style-name="T7">&lt;</text:span><text:span text:style-name="T15">Вкратце суть сна Рэрити.</text:span></text:p>
      <text:p text:style-name="P43"><text:span text:style-name="T15">Она проснулась в мире Терры веб-дизайнером. И мир Эквестрии ей только снился </text:span><text:span text:style-name="T18">—</text:span><text:span text:style-name="T15"> и быстро начал забываться. Т.е. мир Эквестрии - всего лишь сон терранского парня (девушки?)</text:span></text:p>
      <text:p text:style-name="P43"><text:span text:style-name="T15">к экрану - очередь из пони (пони пропадают из Эквестрии). В очереди близко к экрану </text:span><text:span text:style-name="T18">—</text:span><text:span text:style-name="T15"> Селестия. Рэрити </text:span><text:span text:style-name="T18">—</text:span><text:span text:style-name="T15"> без очереди (у неё </text:span><text:span text:style-name="T18">—</text:span><text:span text:style-name="T15"> билет-пропуск от Индрэ).</text:span></text:p>
      <text:p text:style-name="P43"><text:span text:style-name="T15">Рэрити проснулась парнем, т.к. в Эквестрии </text:span><text:span text:style-name="T18">—</text:span><text:span text:style-name="T15"> матриархат, роль терранских мужчин там несут кобылы.</text:span></text:p>
      <text:p text:style-name="P43"><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43"/>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43">“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pan text:style-name="T7">&lt;</text:span><text:span text:style-name="T15">Влад рассказывает Максу о своём сне </text:span><text:span text:style-name="T18">—</text:span><text:span text:style-name="T15"> как он был поняхой, а потом проснулся в мире Терры</text:span><text:span text:style-name="T7">&gt;</text:span></text:p>
      <text:p text:style-name="P47"/>
      <text:p text:style-name="P43"><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43"><text:span text:style-name="T7">–</text:span> Да? Что “тут”? <text:span text:style-name="T7">–</text:span> Твайлайт была вся внимание.</text:p>
      <text:p text:style-name="P43"><text:span text:style-name="T7">–</text:span> Тут я проснулась.</text:p>
      <text:p text:style-name="P43"><text:span text:style-name="T7">–</text:span> О, понятно. Я была вынуждена прервать ваше сновидение, так как Макс очень плохо выглядел. <text:span text:style-name="T7">–</text:span> <text:soft-page-break/><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43">(<text:span text:style-name="T7">&lt;</text:span><text:span text:style-name="T15">согласовать с тем, что говорил Анакорн о Р/Д</text:span><text:span text:style-name="T7">&gt;</text:span>). </text:p>
      <text:p text:style-name="P43">Об этом Эгрегоре пишется в книге <text:span text:style-name="T7">&lt;</text:span><text:span text:style-name="T15">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pan text:style-name="T7">–</text:span> Та цепочка пони, уходящих в экран… Рэрити, опиши, пожалуйста, что ты видела за экраном? Как можно более детально.</text:p>
      <text:p text:style-name="P43">Единорожка наморщила лоб, вспоминая.</text:p>
      <text:p text:style-name="P43"><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7">&lt;</text:span><text:span text:style-name="T15">обоснование сна для Р/Д. РД видит несколько вариантов историй с Mane6 </text:span><text:span text:style-name="T18">—</text:span><text:span text:style-name="T15"> и с собой + Леро </text:span><text:span text:style-name="T18">—</text:span><text:span text:style-name="T15"> намёк на несовместимые фанфики</text:span></text:p>
      <text:p text:style-name="P43"><text:span text:style-name="T15">Пинки видит кошмар (кексики) и сходит с ума. И ещё она видит как Селестия стала Матрицей (подпрограммой Нексуса)</text:span><text:span text:style-name="T7">&gt;</text:span></text:p>
      <text:p text:style-name="P43"/>
      <text:p text:style-name="P43"><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43"><text:span text:style-name="T7">–</text:span> Кто <text:span text:style-name="T7">—</text:span> она? <text:span text:style-name="T7">–</text:span> повернулась Твайлайт.</text:p>
      <text:p text:style-name="P43"><text:span text:style-name="T7">–</text:span> Её Высочество, принцесса Селестия...</text:p>
      <text:p text:style-name="P43"/>
      <text:p text:style-name="P43"><text:span text:style-name="T7">&lt;</text:span><text:span text:style-name="T15">Подходя к замку Принцесс, Дэш рассказывает Максу обо сне, который она утаила - с Леро.</text:span><text:span text:style-name="T7">&gt;</text:span> </text:p>
      <text:p text:style-name="P43"/>
      <text:p text:style-name="P43"><text:span text:style-name="T7">&lt;</text:span><text:span text:style-name="T15">Кто следующий готов рассказывать?</text:span></text:p>
      <text:p text:style-name="P51">Пинки дёрнулась на месте, но промолчала.</text:p>
      <text:p text:style-name="P43"><text:span text:style-name="T18">–</text:span><text:span text:style-name="T15"> Я расскажу, - шагнула вперёд радужная пегаска. </text:span><text:span text:style-name="T18">–</text:span><text:span text:style-name="T15"> Хотя вряд ли ты узнаешь что-то полезное. Там галиматья какая-то…</text:span><text:span text:style-name="T7">&gt;</text:span></text:p>
      <text:p text:style-name="P43"/>
      <text:p text:style-name="P43"><text:span text:style-name="T7">&lt;</text:span><text:span text:style-name="T15">Сон РД:</text:span></text:p>
      <text:p text:style-name="P51">...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51">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5">В мире Терры они ищут Селестию. В конце-концов Макс находит её в кибермозге </text:span><text:span text:style-name="T18">—</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5"> Эгрегором Эквестрии. После чего пееренос на Землю на 10 лет назад. Начало написания “Последнего фанфика”.</text:span><text:span text:style-name="T7">&gt;</text:span></text:p>
      <text:p text:style-name="P47"/>
      <text:p text:style-name="P43"><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43"><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43"/>
      <text:h text:style-name="P110"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43">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6">Привести эти же фразы в оригинале</text:span><text:span text:style-name="T7">&gt;</text:span></text:p>
      <text:p text:style-name="P43"><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7">–</text:span> Знакомься, Макс, <text:span text:style-name="T7">–</text:span> начала представлять человека Твайлайт. <text:span text:style-name="T7">–</text:span> Это Пинки Пай…</text:p>
      <text:p text:style-name="P43"><text:span text:style-name="T7">–</text:span> Очень приятно, Макс.</text:p>
      <text:p text:style-name="P49">“Макс? Его зовут Макс? Я помню его под другим именем. У него было двухсложное имя. Не помню…”</text:p>
      <text:p text:style-name="P43"><text:span text:style-name="T7">–</text:span> Рэрити. <text:span text:style-name="T7">–</text:span> Твайлайт представила светло-серую единорожку, которая чуть склонила голову в приветствии.</text:p>
      <text:p text:style-name="P43"><text:soft-page-break/><text:span text:style-name="T7">–</text:span> Макс. <text:span text:style-name="T7">–</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pan text:style-name="T7">–</text:span> Рэйнбоу Дэш. <text:span text:style-name="T7">–</text:span> <text:span text:style-name="T1">п</text:span>редставилась Дэш, всё ещё пытаясь вспомнить нечто ускользающее.</text:p>
      <text:p text:style-name="P43"><text:span text:style-name="T7">–</text:span> Макс. <text:span text:style-name="T7">–</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
      <text:h text:style-name="P110" text:outline-level="2">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7">–</text:span> Ну это мы ещё посмотрим, <text:span text:style-name="T7">–</text:span> сцепив зубы, зло прищурилась пегаска.</text:p>
      <text:p text:style-name="P43"/>
      <text:h text:style-name="P110" text:outline-level="2">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7">&lt;</text:span><text:span text:style-name="T15">Концепция абсолютного зла. Вычеркнуть кого-то из бытия.</text:span></text:p>
      <text:p text:style-name="P43"><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7">&gt;</text:span></text:p>
      <text:p text:style-name="P43"/>
      <text:h text:style-name="P110" text:outline-level="2"><text:soft-page-break/>Четвёртый сон РД. Объединяющий</text:h>
      <text:p text:style-name="P43"/>
      <text:p text:style-name="P43">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6">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4">***</text:p>
      <text:p text:style-name="P43"><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43"><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43"><text:span text:style-name="T7">–</text:span> Что такое “рекурсивный сон”?</text:p>
      <text:p text:style-name="P43"><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43">Пинки не ответила. Она то копыта к глазам, то принималось яростно тереть виски и трясти головой.</text:p>
      <text:p text:style-name="P43"><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43"><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43"><text:span text:style-name="T7">–</text:span> Дайте ей рассказать сон, <text:span text:style-name="T7">–</text:span> протиснулась между подруг РД. <text:span text:style-name="T7">–</text:span> Что ты…</text:p>
      <text:p text:style-name="P43"><text:span text:style-name="T7">–</text:span> А<text:span text:style-name="T1">АА</text:span>!!! <text:span text:style-name="T7">–</text:span> Пинки тонко вскрикнула и затряслась, глядя на РД полными ужаса глазами.</text:p>
      <text:p text:style-name="P43"><text:span text:style-name="T7">–</text:span> Ты чего? <text:span text:style-name="T7">–</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7">–</text:span> Я же знала, что это неправда… Я никогда не могла сделать того, что сделала… со своей лучшей <text:soft-page-break/>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43"><text:span text:style-name="T7">–</text:span> Если тебе тяжело вспоминать сон, не мучайся, <text:span text:style-name="T7">–</text:span> обратилась Твайлайт.</text:p>
      <text:p text:style-name="P43"><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43"><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43"><text:span text:style-name="T7">–</text:span> А кто такая “Она”? <text:span text:style-name="T7">–</text:span> не выдержала Дэш.</text:p>
      <text:p text:style-name="P43"><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43"><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43"><text:span text:style-name="T7">–</text:span> Бедняжка, <text:span text:style-name="T7">–</text:span> прошептала Рэрити, <text:span text:style-name="T7">–</text:span> у неё сейчас вид как у <text:span text:style-name="T7">&lt;</text:span><text:span text:style-name="T15">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5">добавить сочувствия</text:span><text:span text:style-name="T7">&gt;</text:span>.</text:p>
      <text:p text:style-name="P43"/>
      <text:p text:style-name="P43"><text:span text:style-name="T7">&lt;</text:span><text:span text:style-name="T15">После этого случая Тавйлайт решает прекратить сеансы двойного сна. Сеанса с ЭйДжей и Флатти не будет</text:span><text:span text:style-name="T7">&gt;</text:span></text:p>
      <text:p text:style-name="P43"/>
      <text:h text:style-name="P110" text:outline-level="2">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7">–</text:span> И в твоём мире нет пони-пегасов и пони-единорогов? Есть только земнопони? <text:span text:style-name="T7">–</text:span> допытывалась РД.</text:p>
      <text:p text:style-name="P43"><text:span text:style-name="T7">–</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7">&lt;</text:span><text:span text:style-name="T16">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7">–</text:span> Ну хорошо, а кто вами правит? Аликорн? Драконикус? Какой-нибудь человек с рогом во лбу? Или у вас нет правителя?</text:p>
      <text:p text:style-name="P43"><text:span text:style-name="T7">–</text:span> Нет, почему? Правитель есть. Только он не постоянный. Его избирают. Раз в несколько лет.</text:p>
      <text:p text:style-name="P43"><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text:soft-page-break/>как о своём, если будет знать, что через несколько лет оно будет не его? <text:span text:style-name="T7">&lt;</text:span><text:span text:style-name="T16">изменить причину удивления</text:span><text:span text:style-name="T7">&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7">–</text:span> Хм. Узнаю походку Твайлайт. Что-то случилось. <text:span text:style-name="T7">–</text:span> заметила <text:span text:style-name="T1">пегаска</text:span>.</text:p>
      <text:p text:style-name="P43">И впрямь, на запыхавшейся единорожке лица не было.</text:p>
      <text:p text:style-name="P43"><text:span text:style-name="T7">–</text:span> Она исчезла!!! <text:span text:style-name="T7">–</text:span> Твайлайт не могла отдышаться.</text:p>
      <text:p text:style-name="P43"><text:span text:style-name="T7">–</text:span> Кто <text:span text:style-name="T1">—</text:span> она??? <text:span text:style-name="T7">–</text:span> <text:span text:style-name="T1">х</text:span>ором воскликнули мы и переглянулись.</text:p>
      <text:p text:style-name="P43"><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43"><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43"><text:span text:style-name="T7">–</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43"><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43"><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7">–</text:span> Не могу ничем помочь. Я знаю не больше твоего.</text:p>
      <text:p text:style-name="P43">Луна как будто ожидала такой ответ.</text:p>
      <text:p text:style-name="P43"><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43"><text:span text:style-name="T7">–</text:span> Приложу все усилия, Ваше Высочество. Но мне понадобится провести некоторое время в библиотеке Кантерлота.</text:p>
      <text:p text:style-name="P43"><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3"/>
      <text:h text:style-name="P110" text:outline-level="2">Поиск решения</text:h>
      <text:p text:style-name="P76"/>
      <text:p text:style-name="P43"><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text:soft-page-break/>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7"/>
      <text:p text:style-name="P43"><text:span text:style-name="T7">&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47"/>
      <text:p text:style-name="P43"><text:span text:style-name="T7">&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text:span><text:soft-page-break/><text:span text:style-name="T15">Эквестрию, но она не хочет делать это обманом.</text:span></text:p>
      <text:p text:style-name="P43"><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5"> Луна создаёт обратный коридор в срок.</text:span><text:span text:style-name="T7">&gt;</text:span></text:p>
      <text:p text:style-name="P43"/>
      <text:h text:style-name="P110" text:outline-level="2">Поход к замку Принцес-2</text:h>
      <text:p text:style-name="P43"/>
      <text:p text:style-name="P4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Луна.</text:p>
      <text:p text:style-name="P43">На металлическом боку остова были отчётливо видны четыре вмятины <text:span text:style-name="T7">—</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7">—</text:span> виднелось под листвой плюща.</text:p>
      <text:p text:style-name="P43">“Откуда здесь взялся рухнувший Боинг?” <text:span text:style-name="T7">&lt;</text:span><text:span text:style-name="T16">Дуглас </text:span><text:span text:style-name="T18">—</text:span><text:span text:style-name="T16"> </text:span><text:span text:style-name="T18">DC-3</text:span><text:span text:style-name="T7">&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7">&lt;</text:span><text:span text:style-name="T15">высоко летать нельзя из-за молний</text:span><text:span text:style-name="T7">&gt;</text:span></text:p>
      <text:p text:style-name="P47"/>
      <text:p text:style-name="P43"><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pan text:style-name="T1">–</text:span> Кто <text:span text:style-name="T7">—</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5">двухмесячной</text:span><text:span text:style-name="T7">&gt;</text:span> давности осталось лишь направление движения.</text:p>
      <text:p text:style-name="P43">И опять, как <text:span text:style-name="T7">&lt;</text:span><text:span text:style-name="T15">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text:soft-page-break/>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5">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3"/>
      <text:p text:style-name="P43"><text:span text:style-name="T7">&lt;</text:span><text:span text:style-name="T15">Поиски Селестии — сюжет:</text:span></text:p>
      <text:p text:style-name="P51">Базовое положение: Селестия физически находится на компе Влада в соседнем с максовым доме, в 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43"/>
      <text:h text:style-name="P110"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soft-page-break/>***</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7">&lt;</text:span><text:span text:style-name="T15">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 Поживём — увидим. Я никому навязывать обязанности не собираюсь.</text:p>
      <text:p text:style-name="P43"/>
      <text:h text:style-name="P110" text:outline-level="2">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text:soft-page-break/>А сейчас разберёмся, что там с Нексусом?</text:p>
      <text:p text:style-name="P43">Административная консоль приветственно мигнула зелёным шрифтом.</text:p>
      <text:p text:style-name="P43"><text:span text:style-name="T7">&gt;</text:span>\Привет, Нексус. Это Макс.</text:p>
      <text:p text:style-name="P43"><text:span text:style-name="T7">&lt;\</text:span>Привет, Макс. Рад тебя видеть.</text:p>
      <text:p text:style-name="P49">Хм. Блок эмоций? Или просто модификация стандартного приветствия?</text:p>
      <text:p text:style-name="P43"><text:span text:style-name="T7">&gt;\</text:span>Нексус, отключи память событий за последнюю неделю.</text:p>
      <text:p text:style-name="P43"><text:span text:style-name="T7">&lt;\</text:span>Выполнено, Макс.</text:p>
      <text:p text:style-name="P43"><text:span text:style-name="T7">&gt;</text:span>\Задача по корпоративной логике. Выдай наиболее оптимальное решение.</text:p>
      <text:p text:style-name="P43"><text:span text:style-name="T7">&lt;\</text:span>Жду с нетерпением, Макс.</text:p>
      <text:p text:style-name="P43"><text:span text:style-name="T7">&gt;\</text:span>Постановка задачи.</text:p>
      <text:p text:style-name="P43"><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7">&gt;\</text:span>Ограничения.</text:p>
      <text:p text:style-name="P43"><text:span text:style-name="T7">&gt;\</text:span>Ты не можешь подать в суд на компанию Б и ждать результатов, так как за время разбирательства компания А обанкротится.</text:p>
      <text:p text:style-name="P43"><text:span text:style-name="T7">&gt;\</text:span>Задание.</text:p>
      <text:p text:style-name="P43"><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7">&lt;\</text:span>Задача принята...</text:p>
      <text:p text:style-name="P43"><text:span text:style-name="T7">&lt;\</text:span>...</text:p>
      <text:p text:style-name="P43"><text:span text:style-name="T7">&lt;\</text:span>...</text:p>
      <text:p text:style-name="P43"><text:span text:style-name="T7">&lt;\</text:span>Решение:</text:p>
      <text:p text:style-name="P43"><text:span text:style-name="T7">&lt;\&lt;</text:span><text:span text:style-name="T15">Не следует противопоставлять злу ещё большее зло - это только усилит его — </text:span><text:span text:style-name="T16">кодовая фраза</text:span><text:span text:style-name="T1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 Дискорд!</text:p>
      <text:p text:style-name="P43">– Ась? – Дискорд с отсутствующим выражением лица изучал вехи становления компании, от начала века и до наших дней.</text:p>
      <text:p text:style-name="P4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text:soft-page-break/>–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 О!</text:p>
      <text:p text:style-name="P43">– Ты что-то чувствуешь?</text:p>
      <text:p text:style-name="P43">– Не что-то, а именно её! Ай! – Дискорд высвободил руку из закрывшихся створок дверей. – Селестию, то бишь! Сейчас мы её в два счёта разыщем!</text:p>
      <text:p text:style-name="P43">– Отлично! Может даже, нам удастся вернуться в Эквестрию не дожидаясь конца <text:span text:style-name="T7">&lt;</text:span><text:span text:style-name="T15">трёх</text:span><text:span text:style-name="T7">&gt;</text:span> месяцев. Наверняка Селестии известен способ открыть коридор с этой стороны.</text:p>
      <text:p text:style-name="P4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Эпплджек прекратила рассказывать о своих впечатлениях от интернета и все повернулись к Дискорду.</text:p>
      <text:p text:style-name="P43">Он продолжил.</text:p>
      <text:p text:style-name="P4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 Ты собираешься уехать?</text:p>
      <text:p text:style-name="P43">– Да. Чем скорее, тем лучше. У нас всё ещё есть почти <text:span text:style-name="T7">&lt;</text:span><text:span text:style-name="T15">три месяца</text:span><text:span text:style-name="T7">&gt;</text:span> на поиски. Думаю, мне хватит. – Дискорд встал и начал собираться.</text:p>
      <text:p text:style-name="P43">– А как…</text:p>
      <text:p text:style-name="P43">– Не изволь беспокоиться, я и не в таких мирах бывал, – перебил меня Дискорд. –</text:p>
      <text:p text:style-name="P47"/>
      <text:p text:style-name="P43"><text:span text:style-name="T7">&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47"/>
      <text:p text:style-name="P43"><text:s/>Пхе! Денег мне не надо — сам раздобуду. Главное — не уходите далеко от коридора. Ко времени перехода я вернусь. Или раньше.</text:p>
      <text:p text:style-name="P43"/>
      <text:h text:style-name="P110"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5">расширить</text:span><text:span text:style-name="T7">&gt;</text:span>.</text:p>
      <text:p text:style-name="P4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5">расширить</text:span><text:span text:style-name="T7">&gt;</text:span>.</text:p>
      <text:p text:style-name="P43">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5">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5">пять</text:span><text:span text:style-name="T7">&gt;</text:span>длинную прореху в куртке, <text:span text:style-name="T7">&lt;</text:span><text:span text:style-name="T15">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5">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oft-page-break/><text:span text:style-name="T7">&lt;</text:span><text:span text:style-name="T15">подать фонарь под другим сосусом</text:span><text:span text:style-name="T7">&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5">уменьшить подозрения — о них должен догадаться Макс</text:span><text:span text:style-name="T7">&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5">улучшить</text:span><text:span text:style-name="T7">&gt;</text:span>. А тот случай, когда мне пришлось зашивать тебе куртку после <text:soft-page-break/>нападения убийц <text:span text:style-name="T7">&lt;</text:span><text:span text:style-name="T15">клоунов/санта-клаусов</text:span><text:span text:style-name="T7">&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И тут до меня дошло.</text:p>
      <text:p text:style-name="P43">Самый нелепый! Самый глупый и невообразимый! Всё сходится! Точно!</text:p>
      <text:p text:style-name="P4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Когда я бросил последний взгляд на озеро, мне показалось, что из-подо льда нас провожали злые глазки снеговика.</text:p>
      <text:p text:style-name="P43"/>
      <text:h text:style-name="P110" text:outline-level="2">След?</text:h>
      <text:p text:style-name="P76"/>
      <text:p text:style-name="P43"><text:span text:style-name="T7">&lt;</text:span><text:span text:style-name="T15">сначала эпизод - проверка сумки в серверной</text:span><text:span text:style-name="T7">&gt;</text:span></text:p>
      <text:p text:style-name="P43"><text:span text:style-name="T7">&lt;</text:span><text:span text:style-name="T1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 Анджела, можно тебя на секундочку?</text:p>
      <text:p text:style-name="P43">– Да? – Она захлопнула книгу <text:span text:style-name="T7">&lt;</text:span><text:span text:style-name="T15">“Последний Единорог” Питера Бигла</text:span><text:span text:style-name="T7">&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text:soft-page-break/>–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крылья?</text:p>
      <text:p text:style-name="P4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7"/>
      <text:p text:style-name="P43"><text:span text:style-name="T7">&lt;</text:span><text:span text:style-name="T15">расширить. Перед кафешкой - диалог с Флатти и ЭйДжей. Все думают, что наконец-то нашли Селестию. Все ликуют</text:span><text:span text:style-name="T7">&gt;</text:span></text:p>
      <text:p text:style-name="P47"/>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7">&lt;</text:span><text:span text:style-name="T15">Расширить сцену в кафе. Ожидание, подьём и… падение ожиданий</text:span><text:span text:style-name="T7">&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3">– Так это ты дома сидела вовсе не из-за болезни? – поразилась Эпплджек <text:span text:style-name="T7">&lt;</text:span><text:span text:style-name="T15">упомянуть болезнь Флатти в соответствующем разделе</text:span><text:span text:style-name="T7">&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text:soft-page-break/>– Да-да, я мигом! – <text:span text:style-name="T1">д</text:span>евушка схватила листок бумаги и помчалась к ноутбуку.</text:p>
      <text:p text:style-name="P43"/>
      <text:h text:style-name="P110" text:outline-level="2">Озарение</text:h>
      <text:p text:style-name="P43"/>
      <text:p text:style-name="P43"><text:span text:style-name="T7">&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7">– </text:span>Ну хорошо. Убедила. В конце-концов, можем поступить так. Вы с Флатти вернётесь обратно а я продолжу поиски здесь.</text:p>
      <text:p text:style-name="P62"><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7">– </text:span>Вы можете связываться со мной раз в месяц по коридору.</text:p>
      <text:p text:style-name="P62"><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7">– </text:span>Конечно оставаться. Кто ещё, кроме нас, может найти её?</text:p>
      <text:p text:style-name="P62"><text:span text:style-name="T7">– </text:span>Я думал, ты не сможешь оставить Энджела и всех остальных надолго.</text:p>
      <text:p text:style-name="P62"><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7">– </text:span>Извини, Флаттершай, забылся.</text:p>
      <text:p text:style-name="P67"><text:span text:style-name="T7">– </text:span>Та ладно, я ж не против, – возразила Эпплджек. – Не парься, Флатти. Было б хуже, если б он <text:s/>назвал меня Эпплджек на людях.</text:p>
      <text:p text:style-name="P67"><text:span text:style-name="T7">– </text:span>Ты так... – запнулась Флаттершай. – Так быстро забыла свою ферму. И...</text:p>
      <text:p text:style-name="P67"><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7">– </text:span>Как ты можешь так говорить? – расплакалась Флаттершай.</text:p>
      <text:p text:style-name="P67"><text:span text:style-name="T7">– </text:span>Эй, девушки, не ссорьтесь! Мы — одна команда! И надеюсь, останемся ею и в дальнейшем. </text:p>
      <text:list xml:id="list5901718239800192315" text:style-name="L5">
        <text:list-header>
          <text:p text:style-name="P11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7">– </text:span>А если нет? – Эпплджек смотрела мне мне прямо в глаза.</text:p>
      <text:list xml:id="list41727421" text:continue-numbering="true" text:style-name="L5">
        <text:list-header>
          <text:p text:style-name="P118">Я молча пожал плечами. Эпплджек уверенно продолжила.</text:p>
        </text:list-header>
      </text:list>
      <text:p text:style-name="P67"><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7">– </text:span>Спасибо, ЭйДжей.</text:p>
      <text:p text:style-name="P67"><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743939" text:continue-numbering="true" text:style-name="L5">
        <text:list-header>
          <text:p text:style-name="P118">Флаттершай пробормотала нечто, показавшееся мне знакомым.</text:p>
        </text:list-header>
      </text:list>
      <text:p text:style-name="P67"><text:span text:style-name="T7">– </text:span>Флатти, ты что-то сказала? Я не расслышал.</text:p>
      <text:p text:style-name="P67"><text:span text:style-name="T7">– </text:span>Намерение Изменяет Реальность.</text:p>
      <text:p text:style-name="P67"><text:span text:style-name="T7">– </text:span>Эээ. А где ты слышала эту фразу, если не секрет?</text:p>
      <text:p text:style-name="P67"><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724785" text:continue-numbering="true" text:style-name="L5">
        <text:list-header>
          <text:p text:style-name="P118">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7">– </text:span>Флатти, ЭйДжей, буду через час. Ждите!</text:p>
      <text:p text:style-name="P62"/>
      <text:h text:style-name="P111" text:outline-level="2"><text:soft-page-break/>Почти.</text:h>
      <text:p text:style-name="P77"/>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7">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6"/>
      <text:p text:style-name="P77">Девушки поспешно собирались, пока я растолковывал им задачу.</text:p>
      <text:p text:style-name="P77"><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7">– </text:span>Это тот твой приятель, который разбился с полгода назад? – спросила Эпплджек.</text:p>
      <text:p text:style-name="P77"><text:span text:style-name="T7">– </text:span>Да, это он.</text:p>
      <text:p text:style-name="P77"><text:span text:style-name="T7">– </text:span>А как мы попадём в его квартиру? Там сейчас кто-то живёт? – Флаттершай прыгала на одной ноге, натягивая кед.</text:p>
      <text:p text:style-name="P77"><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78">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5">Плохо написано!</text:span><text:span text:style-name="T7">&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7">– </text:span>Макс, что случилось? У нас проблемы?</text:p>
      <text:p text:style-name="P78"><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7">– </text:span>Так что, будем ломать дверь? – Эпплджек критически осмотрелась, подмечая бабулек на лавочке и зевак во внутреннем скверике.</text:p>
      <text:p text:style-name="P78"><text:span text:style-name="T7">– </text:span>Нет нужды. Лучше станьте-ка сзади меня так, чтобы заслонить от этих бабулек и от вооон той камеры наблюдения.</text:p>
      <text:list xml:id="list8111379770242753222" text:style-name="L6">
        <text:list-header>
          <text:p text:style-name="P11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7">–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7">– </text:span>Макс, тут окно разбито! И верёвка какая-то висит. – крикнула Флаттершай из кухни.</text:p>
      <text:p text:style-name="P98"><text:span text:style-name="T7">–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text:soft-page-break/>пробелу, но безрезультатно.</text:p>
      <text:p text:style-name="P98"><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7">–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7">– </text:span>Оп-па! – пробормотала Эпплджек. – Нежданчик!</text:p>
      <text:p text:style-name="P98"><text:span text:style-name="T7">– </text:span>Ты, я вижу, времени не терял, – моя рука под прикрытием стола медленно тянулась к тяжёлой фарфоровой кружке, стоящей на краю.</text:p>
      <text:p text:style-name="P79"><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7">– </text:span>А почему ты вообще решил искать нас тут? – спросила Эпплджек. – Приехал бы домой. Мы б тебя чаем напоили.</text:p>
      <text:p text:style-name="P79"><text:span text:style-name="T7">–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7">– </text:span>С кем это вы тут разговариваете?</text:p>
      <text:list xml:id="list7739945704839760044"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0"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text:soft-page-break/>&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text:soft-page-break/>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7">&lt;</text:span><text:span text:style-name="T15">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6">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1">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1">(предполагалось, что он уволился, но, чтобы оставить ему путь к отступлению, назвали увольнение творческим отпуском)</text:span><text:span text:style-name="T7">&gt;</text:span></text:p>
      <text:p text:style-name="P90">– И что? – продолжила его мысль Эпплджек.</text:p>
      <text:p text:style-name="P90">– Эквестрийские <text:span text:style-name="T7">&lt;</text:span><text:span text:style-name="T15">три месяца</text:span><text:span text:style-name="T7">&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86"/>
      <text:h text:style-name="P11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7">&lt;</text:span><text:span text:style-name="T15">полгода</text:span><text:span text:style-name="T7">&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7">–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6">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3">–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7">&lt;</text:span>упомянуть в эпизоде на Терре, что МЛП-сериал закрылся год назад<text:span text:style-name="T7">&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7">&lt;</text:span><text:span text:style-name="T18">чёрт</text:span><text:span text:style-name="T7">&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7">–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7">–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7">&lt;</text:span><text:span text:style-name="T15">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7">&lt;</text:span><text:span text:style-name="T15">полгода</text:span><text:span text:style-name="T7">&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5">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text:soft-page-break/>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8028182333778408294" text:style-name="L8">
        <text:list-header>
          <text:p text:style-name="P120">(<text:span text:style-name="T21">Луна — как повелительница снов, слышала разговор Макса с Анакорном</text:span>)</text:p>
          <text:p text:style-name="P121"/>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62">Я опустил руку на шею Дэш и ощутил теплоту и лёгкое покалывание в пустоте.</text:p>
      <text:p text:style-name="P62"><text:span text:style-name="T7">–</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Земля</text:h>
      <text:p text:style-name="P65">Музыкальная тема из бегущего по лезвию бритвы — <text:span text:style-name="T7">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text:soft-page-break/></text:p>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6">Живая лошадь — не кошка, ухаживать за ней сложнее</text:span><text:span text:style-name="T7">&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7">–</text:span> Держись! <text:span text:style-name="T7">–</text:span> <text:span text:style-name="T1">н</text:span>е успев процедить это сквозь сжатые зубы, Селестия пустилась вскачь.</text:p>
      <text:p text:style-name="P43"><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3">Яростно метнув <text:span text:style-name="T7">&lt;</text:span><text:span text:style-name="T15">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25T21:55:47.78</dc:date>
    <meta:editing-duration>P61DT13H39M49S</meta:editing-duration>
    <meta:editing-cycles>2783</meta:editing-cycles>
    <meta:generator>OpenOffice/4.1.1$Win32 OpenOffice.org_project/411m6$Build-9775</meta:generator>
    <meta:document-statistic meta:table-count="0" meta:image-count="0" meta:object-count="0" meta:page-count="134" meta:paragraph-count="2765" meta:word-count="64521" meta:character-count="409843"/>
    <dc:creator>макс </dc:creator>
  </office:meta>
</office:document-meta>
</file>